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fo:font-size="12pt" officeooo:rsid="0002db2f" officeooo:paragraph-rsid="0002db2f" style:font-size-asian="12pt" style:font-size-complex="12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font-size="12pt" officeooo:paragraph-rsid="0002db2f" style:font-size-asian="12pt" style:font-size-complex="12pt"/>
    </style:style>
    <style:style style:name="T1" style:family="text">
      <style:text-properties officeooo:rsid="0002db2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74812286" text:style-name="L1">
        <text:list-item>
          <text:p text:style-name="P1">Título: Manual de Desenvolvimento do Projeto</text:p>
        </text:list-item>
        <text:list-item>
          <text:p text:style-name="P1">Propósito do Documento: Servir de guia…</text:p>
        </text:list-item>
        <text:list-item>
          <text:p text:style-name="P2"><text:span text:style-name="T1">Equipe: Listagem da equipe...</text:span></text:p>
        </text:list-item>
        <text:list-item>
          <text:p text:style-name="P1">Padrões: Definição de Padrões</text:p>
        </text:list-item>
        <text:list-item>
          <text:p text:style-name="P1">Cronograma: Datas de Referência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0:55:25.921000000</meta:creation-date>
    <dc:date>2022-06-01T11:01:09.593000000</dc:date>
    <meta:editing-duration>PT5M45S</meta:editing-duration>
    <meta:editing-cycles>1</meta:editing-cycles>
    <meta:document-statistic meta:table-count="0" meta:image-count="0" meta:object-count="0" meta:page-count="1" meta:paragraph-count="5" meta:word-count="29" meta:character-count="182" meta:non-whitespace-character-count="163"/>
    <meta:generator>LibreOffice/7.2.2.2$Windows_X86_64 LibreOffice_project/02b2acce88a210515b4a5bb2e46cbfb63fe97d56</meta:generator>
  </office:meta>
</office:document-meta>
</file>